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7.704cm" svg:height="8.925cm" svg:x="6.884cm" svg:y="0.106cm">
            <draw:object draw:notify-on-update-of-ranges="Folha1.A2:Folha1.A8 Folha1.C1:Folha1.C1 Folha1.C2:Folha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Início</text:p>
          </table:table-cell>
          <table:table-cell table:style-name="ce1" office:value-type="string" calcext:value-type="string">
            <text:p>Duração (dias)</text:p>
          </table:table-cell>
        </table:table-row>
        <table:table-row table:style-name="ro1">
          <table:table-cell office:value-type="string" calcext:value-type="string">
            <text:p>Planejamento + modelagem</text:p>
          </table:table-cell>
          <table:table-cell office:value-type="string" calcext:value-type="string">
            <text:p>17/03/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uração do ambiente</text:p>
          </table:table-cell>
          <table:table-cell office:value-type="string" calcext:value-type="string">
            <text:p>17/03/20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ckend Node.js + MariaDB</text:p>
          </table:table-cell>
          <table:table-cell office:value-type="string" calcext:value-type="string">
            <text:p>18/03/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 responsivo</text:p>
          </table:table-cell>
          <table:table-cell office:value-type="string" calcext:value-type="string">
            <text:p>18/03/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gração completa</text:p>
          </table:table-cell>
          <table:table-cell office:value-type="string" calcext:value-type="string">
            <text:p>19/03/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ação</text:p>
          </table:table-cell>
          <table:table-cell office:value-type="string" calcext:value-type="string">
            <text:p>19/03/202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justes finais</text:p>
          </table:table-cell>
          <table:table-cell office:value-type="string" calcext:value-type="string">
            <text:p>20/03/202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7:22:36.364657961</meta:creation-date>
    <dc:date>2026-03-17T18:57:39.848306693</dc:date>
    <meta:editing-duration>PT13M24S</meta:editing-duration>
    <meta:editing-cycles>1</meta:editing-cycles>
    <meta:document-statistic meta:table-count="1" meta:cell-count="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05cm" svg:height="8.926cm" xlink:href=".." xlink:type="simple" chart:class="chart:bar" chart:style-name="ch1">
        <chart:legend chart:legend-position="end" svg:x="14.727cm" svg:y="4.164cm" style:legend-expansion="high" chart:style-name="ch2"/>
        <chart:plot-area chart:style-name="ch3" table:cell-range-address="Folha1.A2:Folha1.A8 Folha1.C1:Folha1.C8" chart:data-source-has-labels="both" svg:x="0.354cm" svg:y="0.178cm" svg:width="14.019cm" svg:height="8.57cm">
          <chart:coordinate-region svg:x="4.971cm" svg:y="0.178cm" svg:width="9.162cm" svg:height="7.923cm"/>
          <chart:axis chart:dimension="x" chart:name="primary-x" chart:style-name="ch4" chartooo:axis-type="auto">
            <chartooo:date-scale/>
            <chart:categories table:cell-range-address="Folha1.A2:Folha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lha1.C2:Folha1.C8" chart:label-cell-address="Folha1.C1:Folha1.C1" chart:class="chart:bar"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ção (dias)</text:p>
                <draw:g>
                  <svg:desc>Folha1.C1:Fo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jamento + modelagem</text:p>
                <draw:g>
                  <svg:desc>Folha1.A2:Folha1.A8</svg:desc>
                </draw:g>
              </table:table-cell>
              <table:table-cell office:value-type="float" office:value="1">
                <text:p>1</text:p>
                <draw:g>
                  <svg:desc>Folha1.C2:Folha1.C8</svg:desc>
                </draw:g>
              </table:table-cell>
            </table:table-row>
            <table:table-row>
              <table:table-cell office:value-type="string">
                <text:p>Configuração do ambien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end Node.js + MariaD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ontend responsiv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gração complet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cumentaçã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justes finai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